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2cm"/>
    </style:style>
    <style:style style:name="gr3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508cm" svg:height="0.508cm" svg:x="6.004cm" svg:y="15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6.097cm" svg:height="1.07cm" svg:x="6.809cm" svg:y="15.37cm">
              <draw:text-box>
                <text:p text:style-name="P2"><text:span text:style-name="T1">= Thermodynamic DOF</text:span></text:p>
              </draw:text-box>
            </draw:frame>
          </draw:g>
        </draw:g>
        <draw:custom-shape draw:style-name="gr1" draw:text-style-name="P1" draw:layer="layout" svg:width="0.317cm" svg:height="0.317cm" svg:x="7.98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1" draw:layer="layout" svg:width="5.08cm" svg:height="5.08cm" svg:x="1cm" svg:y="2.90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17cm" svg:height="0.317cm" svg:x="3.382cm" svg:y="5.2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1" draw:layer="layout" svg:width="5.08cm" svg:height="5.08cm" svg:x="6.715cm" svg:y="2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08cm" svg:height="5.08cm" svg:x="12.43cm" svg:y="2.90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317cm" svg:height="0.317cm" svg:x="14.812cm" svg:y="3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317cm" svg:height="0.317cm" svg:x="10.208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795cm" svg:y1="2.905cm" svg:x2="6.715cm" svg:y2="7.985cm">
          <text:p/>
        </draw:line>
        <draw:custom-shape draw:style-name="gr1" draw:text-style-name="P1" draw:layer="layout" svg:width="0.317cm" svg:height="0.318cm" svg:x="16.24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317cm" svg:height="0.317cm" svg:x="13.383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1" draw:layer="layout" svg:width="5.08cm" svg:height="5.08cm" svg:x="1cm" svg:y="9.25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17cm" svg:height="0.317cm" svg:x="1.635cm" svg:y="9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5.128cm" svg:y="9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5.128cm" svg:y="1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1.635cm" svg:y="1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1" draw:layer="layout" svg:width="5.08cm" svg:height="5.08cm" svg:x="6.715cm" svg:y="9.25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17cm" svg:height="0.317cm" svg:x="9.097cm" svg:y="11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7.35cm" svg:y="11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10.843cm" svg:y="11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9.097cm" svg:y="9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7.35cm" svg:y="9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10.843cm" svg:y="9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9.097cm" svg:y="1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7.35cm" svg:y="1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17cm" svg:height="0.317cm" svg:x="10.843cm" svg:y="13.3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1" draw:layer="layout" svg:width="5.08cm" svg:height="5.08cm" svg:x="12.43cm" svg:y="9.2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" draw:text-style-name="P1" draw:layer="layout" svg:width="0.317cm" svg:height="0.317cm" svg:x="12.748cm" svg:y="9.5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6.875cm" svg:y="9.5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5.605cm" svg:y="9.5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4.018cm" svg:y="9.5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317cm" svg:height="0.317cm" svg:x="12.748cm" svg:y="10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6.875cm" svg:y="10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5.605cm" svg:y="10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4.018cm" svg:y="10.8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317cm" svg:height="0.317cm" svg:x="12.748cm" svg:y="1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6.875cm" svg:y="1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5.605cm" svg:y="1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4.018cm" svg:y="1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317cm" svg:height="0.317cm" svg:x="12.748cm" svg:y="12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6.875cm" svg:y="12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5.605cm" svg:y="12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317cm" svg:height="0.317cm" svg:x="14.018cm" svg:y="12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5" draw:text-style-name="P2" draw:layer="layout" svg:width="2.492cm" svg:height="0.806cm" svg:x="2.294cm" svg:y="7.985cm">
          <draw:text-box>
            <text:p text:style-name="P2"><text:span text:style-name="T1">Constant</text:span></text:p>
          </draw:text-box>
        </draw:frame>
        <draw:frame draw:style-name="gr5" draw:text-style-name="P2" draw:layer="layout" svg:width="3.182cm" svg:height="0.806cm" svg:x="7.664cm" svg:y="7.985cm">
          <draw:text-box>
            <text:p text:style-name="P2"><text:span text:style-name="T1">Constant Tri</text:span></text:p>
          </draw:text-box>
        </draw:frame>
        <draw:frame draw:style-name="gr5" draw:text-style-name="P2" draw:layer="layout" svg:width="1.878cm" svg:height="0.806cm" svg:x="14.031cm" svg:y="7.985cm">
          <draw:text-box>
            <text:p text:style-name="P2"><text:span text:style-name="T1">Linear</text:span></text:p>
          </draw:text-box>
        </draw:frame>
        <draw:frame draw:style-name="gr5" draw:text-style-name="P2" draw:layer="layout" svg:width="2.483cm" svg:height="0.806cm" svg:x="2.299cm" svg:y="14.335cm">
          <draw:text-box>
            <text:p text:style-name="P2"><text:span text:style-name="T1">Bi-Linear</text:span></text:p>
          </draw:text-box>
        </draw:frame>
        <draw:frame draw:style-name="gr5" draw:text-style-name="P2" draw:layer="layout" svg:width="3.258cm" svg:height="0.806cm" svg:x="7.626cm" svg:y="14.335cm">
          <draw:text-box>
            <text:p text:style-name="P2"><text:span text:style-name="T1">Bi-Quadratic</text:span></text:p>
          </draw:text-box>
        </draw:frame>
        <draw:frame draw:style-name="gr5" draw:text-style-name="P2" draw:layer="layout" svg:width="2.377cm" svg:height="0.806cm" svg:x="13.782cm" svg:y="14.335cm">
          <draw:text-box>
            <text:p text:style-name="P2"><text:span text:style-name="T1">Bi-Cubic</text:span></text:p>
          </draw:text-box>
        </draw:frame>
        <draw:custom-shape draw:style-name="gr1" draw:text-style-name="P1" draw:layer="layout" svg:width="0.317cm" svg:height="0.317cm" svg:x="7.98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09T21:45:26</dc:date>
    <meta:editing-duration>PT01H33M52S</meta:editing-duration>
    <meta:editing-cycles>15</meta:editing-cycles>
    <meta:generator>OpenOffice.org/3.1$Linux OpenOffice.org_project/310m19$Build-9420</meta:generator>
    <meta:document-statistic meta:object-count="63"/>
  </office:meta>
</office:document-meta>
</file>